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bernateQueryException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QueryException.HibernateQueryException( Query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